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69000000234C19F11B5939D0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c0a90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c0a90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c0a90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c0a90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c0a90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c0a90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c0a90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style:font-name="Times New Roman" fo:font-size="13pt" fo:language="zxx" fo:country="none" officeooo:paragraph-rsid="001c0a90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1c0a90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c0a90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c0a90" style:font-size-asian="20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c0a90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c0a90" officeooo:paragraph-rsid="001c0a90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1c0a90" officeooo:paragraph-rsid="001c0a90" style:font-weight-asian="bold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language="ru" fo:country="RU" fo:font-weight="bold" officeooo:rsid="00228a05" style:font-size-asian="18pt" style:font-weight-asian="bold" style:font-name-complex="Times New Roman1"/>
    </style:style>
    <style:style style:name="T3" style:family="text">
      <style:text-properties style:font-name="Times New Roman" fo:font-size="18pt" fo:language="ru" fo:country="RU" fo:font-weight="bold" officeooo:rsid="001c0a90" style:font-size-asian="18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19f70" style:font-size-asian="14pt" style:font-name-complex="Times New Roman1" style:font-size-complex="14pt"/>
    </style:style>
    <style:style style:name="T6" style:family="text">
      <style:text-properties style:font-name="Times New Roman" fo:language="ru" fo:country="RU" officeooo:rsid="001c0a90" style:language-asian="zxx" style:country-asian="none" style:language-complex="zxx" style:country-complex="none"/>
    </style:style>
    <style:style style:name="T7" style:family="text">
      <style:text-properties style:font-name="Times New Roman" fo:language="ru" fo:country="RU" fo:font-weight="bold" officeooo:rsid="001c0a90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2"/>
      <text:p text:style-name="P2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5"><text:span text:style-name="T1">Лабораторная работа №</text:span><text:span text:style-name="T3">7</text:span><text:span text:style-name="T1"><text:line-break/></text:span><text:span text:style-name="T4">по дисциплине: «</text:span><text:span text:style-name="T5">Вычислительная математика</text:span><text:span text:style-name="T4">»</text:span></text:p>
      <text:p text:style-name="P14"/>
      <text:p text:style-name="P14"/>
      <text:p text:style-name="P14"/>
      <text:p text:style-name="P14"/>
      <text:p text:style-name="P10"><text:tab/><text:tab/><text:tab/><text:tab/><text:tab/><text:tab/><text:tab/><text:tab/>Выполнил: ст. группы ПВ-211</text:p>
      <text:p text:style-name="P7"><text:tab/><text:tab/><text:tab/><text:tab/><text:tab/><text:tab/><text:tab/><text:tab/>Чувилко Илья Романович</text:p>
      <text:p text:style-name="P15"/>
      <text:p text:style-name="P8"><text:tab/><text:tab/><text:tab/><text:tab/><text:tab/><text:tab/><text:tab/><text:tab/>Проверил:</text:p>
      <text:p text:style-name="P8"><text:tab/><text:tab/><text:tab/><text:tab/><text:tab/><text:tab/><text:tab/><text:tab/>Бондаренко Татьяна Владимировна</text:p>
      <text:p text:style-name="P14"/>
      <text:p text:style-name="P16"/>
      <text:p text:style-name="P16"/>
      <text:p text:style-name="P16"/>
      <text:p text:style-name="P16"/>
      <text:p text:style-name="P6">Белгород 2023 г.</text:p>
      <text:p text:style-name="P17"><text:soft-page-break/><text:span text:style-name="T7">Тема:</text:span><text:span text:style-name="T6"> </text:span>Минимизация функции многих переменных методом градиента с дроблением шага </text:p>
      <text:p text:style-name="P18"><text:span text:style-name="T8">Вариант:</text:span> 23</text:p>
      <text:p text:style-name="P18"><text:span text:style-name="T8">Цель работы: </text:span>изучить метод градиента с дроблением шага для решения задачи минимизации функции многих переменных и получить практические навыки его применения. </text:p>
      <text:p text:style-name="P19">Ход работы: </text:p>
      <text:p text:style-name="P11"><draw:frame draw:style-name="fr1" draw:name="Изображение1" text:anchor-type="char" svg:width="13.06cm" svg:height="0.741cm" draw:z-index="0"><draw:image xlink:href="Pictures/1000000100000269000000234C19F11B5939D075.png" xlink:type="simple" xlink:show="embed" xlink:actuate="onLoad" draw:mime-type="image/png"/></draw:frame>1. Найти точные значения координат точки минимума и минимальное значение функции у = f (x1, х2) для функции соответствующего варианта задания, используя необходимые и достаточные условия локального минимума </text:p>
      <text:p text:style-name="P11">2. Выполнить вручную вычисление приближенного значения точки минимума целевой функции методом градиента с дроблением шага, начиная с произвольно выбранного начального приближения М0 (x10, x20). Точность решения ε = 0,01. Вручную подробно достаточно выполнить первый шаг метода градиента с дроблением шага. Параметры метода выбрать самостоятельно 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7T16:39:18.696000000</dc:date>
    <meta:editing-duration>P1DT1H24M9S</meta:editing-duration>
    <meta:editing-cycles>2</meta:editing-cycles>
    <meta:generator>LibreOffice/7.2.0.4$Windows_X86_64 LibreOffice_project/9a9c6381e3f7a62afc1329bd359cc48accb6435b</meta:generator>
    <meta:document-statistic meta:table-count="0" meta:image-count="1" meta:object-count="0" meta:page-count="2" meta:paragraph-count="16" meta:word-count="162" meta:character-count="1343" meta:non-whitespace-character-count="1160"/>
  </office:meta>
</office:document-meta>
</file>